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P3" style:parent-style-name="Normal" style:family="paragraph">
      <style:paragraph-properties fo:text-align="center" fo:margin-bottom="0.1388in" fo:line-height="115%"/>
    </style:style>
    <style:style style:name="P4" style:parent-style-name="Normal" style:family="paragraph">
      <style:paragraph-properties fo:text-align="center" fo:margin-bottom="0.1388in" fo:line-height="115%"/>
    </style:style>
    <style:style style:name="P5" style:parent-style-name="Normal" style:family="paragraph">
      <style:paragraph-properties fo:text-align="center" fo:margin-bottom="0.1388in" fo:line-height="115%"/>
    </style:style>
    <style:style style:name="P6" style:parent-style-name="Normal" style:family="paragraph">
      <style:paragraph-properties fo:text-align="center" fo:margin-bottom="0.1388in" fo:line-height="115%"/>
      <style:text-properties style:font-name-asian="Calibri" style:font-name-complex="Calibri" fo:font-size="18pt" style:font-size-asian="18pt"/>
    </style:style>
    <style:style style:name="P7" style:parent-style-name="Normal" style:family="paragraph">
      <style:paragraph-properties fo:text-align="center" fo:margin-bottom="0.1388in" fo:line-height="115%"/>
    </style:style>
    <style:style style:name="T8" style:parent-style-name="Fonteparág.padrão" style:family="text">
      <style:text-properties style:font-name-asian="Calibri" style:font-name-complex="Calibri" fo:font-size="18pt" style:font-size-asian="18pt"/>
    </style:style>
    <style:style style:name="P9" style:parent-style-name="Normal" style:family="paragraph">
      <style:paragraph-properties fo:text-align="center" fo:margin-bottom="0.1388in" fo:line-height="115%"/>
    </style:style>
    <style:style style:name="P10" style:parent-style-name="Normal" style:family="paragraph">
      <style:paragraph-properties fo:text-align="center" fo:margin-bottom="0.1388in" fo:line-height="115%"/>
    </style:style>
    <style:style style:name="P11" style:parent-style-name="Normal" style:family="paragraph">
      <style:paragraph-properties fo:text-align="center" fo:margin-bottom="0.1388in" fo:line-height="115%"/>
    </style:style>
    <style:style style:name="P12" style:parent-style-name="Normal" style:family="paragraph">
      <style:paragraph-properties fo:text-align="center" fo:margin-bottom="0.1388in" fo:line-height="115%"/>
    </style:style>
    <style:style style:name="T13" style:parent-style-name="Fonteparág.padrão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text-align="center" fo:margin-bottom="0.1388in" fo:line-height="115%"/>
    </style:style>
    <style:style style:name="T15" style:parent-style-name="Fonteparág.padrão" style:family="text">
      <style:text-properties style:font-name-asian="Calibri" style:font-name-complex="Calibri" fo:font-size="17pt" style:font-size-asian="17pt"/>
    </style:style>
    <style:style style:name="P16" style:parent-style-name="Normal" style:family="paragraph">
      <style:paragraph-properties fo:text-align="center" fo:margin-bottom="0.1388in" fo:line-height="115%"/>
    </style:style>
    <style:style style:name="T17" style:parent-style-name="Fonteparág.padrão" style:family="text">
      <style:text-properties style:font-name-asian="Calibri" style:font-name-complex="Calibri" fo:font-size="17pt" style:font-size-asian="17pt"/>
    </style:style>
    <style:style style:name="P18" style:parent-style-name="Normal" style:family="paragraph">
      <style:paragraph-properties fo:text-align="center" fo:margin-bottom="0.1388in" fo:line-height="115%"/>
    </style:style>
    <style:style style:name="T19" style:parent-style-name="Fonteparág.padrão" style:family="text">
      <style:text-properties style:font-name-asian="Calibri" style:font-name-complex="Calibri" fo:font-size="17pt" style:font-size-asian="17pt"/>
    </style:style>
    <style:style style:name="P20" style:parent-style-name="Normal" style:family="paragraph">
      <style:paragraph-properties fo:text-align="center" fo:margin-bottom="0.1388in" fo:line-height="115%"/>
    </style:style>
    <style:style style:name="T21" style:parent-style-name="Fonteparág.padrão" style:family="text">
      <style:text-properties style:font-name-asian="Calibri" style:font-name-complex="Calibri" fo:font-size="17pt" style:font-size-asian="17pt"/>
    </style:style>
    <style:style style:name="P22" style:parent-style-name="Normal" style:family="paragraph">
      <style:paragraph-properties fo:text-align="center" fo:margin-bottom="0.1388in" fo:line-height="115%"/>
    </style:style>
    <style:style style:name="P23" style:parent-style-name="Normal" style:family="paragraph">
      <style:paragraph-properties fo:text-align="center" fo:margin-bottom="0.1388in" fo:line-height="115%"/>
    </style:style>
    <style:style style:name="P24" style:parent-style-name="Normal" style:family="paragraph">
      <style:paragraph-properties fo:text-align="center" fo:margin-bottom="0.1388in" fo:line-height="115%"/>
    </style:style>
    <style:style style:name="P25" style:parent-style-name="Normal" style:family="paragraph">
      <style:paragraph-properties fo:text-align="center" fo:margin-bottom="0.1388in" fo:line-height="115%"/>
    </style:style>
    <style:style style:name="T26" style:parent-style-name="Fonteparág.padrão" style:family="text">
      <style:text-properties style:font-name-asian="Calibri" style:font-name-complex="Calibri" fo:font-size="18pt" style:font-size-asian="18pt"/>
    </style:style>
    <style:style style:name="P27" style:parent-style-name="Normal" style:family="paragraph">
      <style:paragraph-properties fo:text-align="center" fo:margin-bottom="0.1388in" fo:line-height="115%"/>
      <style:text-properties style:font-name-asian="Calibri" style:font-name-complex="Calibri" fo:font-size="18pt" style:font-size-asian="18pt"/>
    </style:style>
    <style:style style:name="P28" style:parent-style-name="Normal" style:family="paragraph">
      <style:paragraph-properties fo:text-align="center" fo:margin-bottom="0.1388in" fo:line-height="115%"/>
      <style:text-properties style:font-name-asian="Calibri" style:font-name-complex="Calibri" fo:font-size="18pt" style:font-size-asian="18pt"/>
    </style:style>
    <style:style style:name="P29" style:parent-style-name="Normal" style:family="paragraph">
      <style:paragraph-properties fo:text-align="center" fo:margin-bottom="0.1388in" fo:line-height="115%"/>
      <style:text-properties style:font-name-asian="Calibri" style:font-name-complex="Calibri" fo:font-size="18pt" style:font-size-asian="18pt"/>
    </style:style>
    <style:style style:name="P30" style:parent-style-name="Normal" style:family="paragraph">
      <style:paragraph-properties fo:text-align="center" fo:margin-bottom="0.1388in" fo:line-height="115%"/>
      <style:text-properties style:font-name-asian="Calibri" style:font-name-complex="Calibri" fo:font-size="18pt" style:font-size-asian="18pt"/>
    </style:style>
    <style:style style:name="P31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33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34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Fonteparág.padrão" style:family="text">
      <style:text-properties fo:font-size="12pt" style:font-size-asian="12pt" style:font-size-complex="12pt"/>
    </style:style>
    <style:style style:name="T37" style:parent-style-name="Fonteparág.padrão" style:family="text">
      <style:text-properties fo:font-size="12pt" style:font-size-asian="12pt" style:font-size-complex="12pt"/>
    </style:style>
    <style:style style:name="T3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T41" style:parent-style-name="Fonteparág.padrão" style:family="text">
      <style:text-properties fo:font-size="12pt" style:font-size-asian="12pt" style:font-size-complex="12pt"/>
    </style:style>
    <style:style style:name="P42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43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44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Fonteparág.padrão" style:family="text">
      <style:text-properties fo:font-size="12pt" style:font-size-asian="12pt" style:font-size-complex="12pt"/>
    </style:style>
    <style:style style:name="T47" style:parent-style-name="Fonteparág.padrão" style:family="text">
      <style:text-properties fo:font-size="12pt" style:font-size-asian="12pt" style:font-size-complex="12pt"/>
    </style:style>
    <style:style style:name="T48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Trabalho de Linguagem de Montagem</text:p>
      <text:p text:style-name="P7"><text:span text:style-name="T8">Ciências da Computação – Integral</text:span></text:p>
      <text:p text:style-name="P9"/>
      <text:p text:style-name="P10"/>
      <text:p text:style-name="P11"/>
      <text:p text:style-name="P12"><text:span text:style-name="T13">Grupo 10:</text:span></text:p>
      <text:p text:style-name="P14"><text:span text:style-name="T15">Bruno Maximo e Melo</text:span></text:p>
      <text:p text:style-name="P16"><text:span text:style-name="T17">Kaleb Dan Fukuda</text:span></text:p>
      <text:p text:style-name="P18"><text:span text:style-name="T19">Gabriel Matthiesen</text:span></text:p>
      <text:p text:style-name="P20"><text:span text:style-name="T21">Cesar Fujikawa</text:span></text:p>
      <text:p text:style-name="P22"/>
      <text:p text:style-name="P23"/>
      <text:p text:style-name="P24"/>
      <text:p text:style-name="P25"><text:span text:style-name="T26">Professor:</text:span></text:p>
      <text:p text:style-name="P27">Daniel<text:s/>Pedronette</text:p>
      <text:p text:style-name="P28"/>
      <text:p text:style-name="P29"/>
      <text:p text:style-name="P30"/>
      <text:soft-page-break/>
      <text:p text:style-name="P31"><text:tab/>O objetivo<text:s/>desse trabalho foi desenvolver um programa em uma linguagem de alto nível e duas outras de baixo nível, C e Assembly na sintaxe GAS e NASM respectivamente e no final comparar o tempo que cada um deles demorava para executar do<text:s/>início ao fim.</text:p>
      <text:p text:style-name="P32"><text:tab/>O programa deveria calcular a soma de duas matrizes, multiplicar o resultado da soma por 5 e esse resultado ser somado com uma nova matriz, tanto em C quanto em NASM e GAS, porém os códigos feitos em linguagem Assembly (NASM e GAS) deveriam<text:s/>ser chamados pelo programa feito em C.</text:p>
      <text:p text:style-name="P33"><text:tab/>O programa feito em C é o programa em que as matrizes são preenchidas, as matrizes são somadas, a matriz somada é multiplicada por 5, dessa multiplicação se soma uma nova matriz e exibe o resultado. Após isso o programa em C possui as chamadas dos códigos feitos em Assembly que usufruem do código C para o preenchimento da matriz, ou seja, os códigos em Assembly apenas calculam as matrizes. Há os códigos na sintaxe NASM add2_nasm.asm, add2_nasm.asm, cmp_nasm.asm e os<text:s/>respectivos equivalentes em GAS, add2_gas.s, add_gas.s e cmp_gas.s. Os códigos add_* são os códigos necessários em Assembly para somar as duas matrizes, após isso os códigos add2_* multiplicam a matriz criada pela soma nos códigos add_* por 5, e por fim o<text:s/>cmp_* finaliza a soma com a nova matriz e compara dessa soma o menor valor da diagonal principal e retorna ao programa C para ele exibir o menor valor da diagonal.</text:p>
      <text:p text:style-name="P34"><text:tab/>No fim do programa C ele exibe a quantidade de vezes que o programa está sendo executado.</text:p>
      <text:p text:style-name="P35"><text:span text:style-name="T36"><text:tab/></text:span><text:span text:style-name="T37">Para calcularmos o tempo de execução do programa em C, comentamos a parte onde ele chama as funções em Assembly e deixamos apenas a parte onde o próprio C calcula as matrizes. Utilizamos o comando<text:s/></text:span><text:span text:style-name="T38">time</text:span><text:span text:style-name="T39"><text:s/>presente nos sistemas operacionais Unix-like para medi</text:span><text:span text:style-name="T40">r o tempo de execução.O time mostra três saídas de tempo, a real que é equivalente ao tempo de um relógio, a user que é em relação ao usuário e a sys que é em relação ao kernel. Nas duas últimas em todos os programas o time marcou 0 segundos. Ao tempo real</text:span><text:span text:style-name="T41"><text:s/>o time marcava do programa C o tempo de 0,005 segundos ou 0,006 segundos.</text:span></text:p>
      <text:p text:style-name="P42"><text:tab/>Ao calcularmos o tempo de execução do programa feito em NASM deixamos comentado no código em C a parte em que calculava as matrizes, recompilamos e executamos o time. O time retornou como saída real o tempo de 0,002 ou 0,003 segundos.</text:p>
      <text:p text:style-name="P43"><text:tab/>Para calcularmos o código em GAS comentamos a parte do código C que calculava as matrizes e substituímos a chamada do NASM para chamar os códigos do GAS, recompilamos e executamos o time. O time retornou como saída real o mesmo valor da execução do NASM, 0,002 ou 0,003 segundos.</text:p>
      <text:soft-page-break/>
      <text:p text:style-name="P44"><text:tab/>Concluímos que os códigos feitos em linguagem de máquina tendem a executar pelo menos aproximadamente duas vezes mais rápido que os códigos feitos em linguagem de alto nível que necessitam de compilador.</text:p>
      <text:p text:style-name="P45"><text:span text:style-name="T46"><text:tab/>Ao executar os programas feitos em Assembly percebemos que ocorre uma Falha de Segmentação logo no fim. Ao usar o comando ld para gerar o executável desses códigos vimos que ele retornava um warning, não conseguimos identifica</text:span><text:span text:style-name="T47">r o erro e como não precisávamos do executável dele e sim do arquivo objeto gerado pelo gas e pelo nasm, cremos que tal falha é dada por esse warning, porém essa falha não compromete o funcionamento do programa. O programa permanece enviando os valores cor</text:span><text:span text:style-name="T48">retos da diagonal princip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Dan</dc:creator>
    <meta:creation-date>2013-06-26T14:53:00Z</meta:creation-date>
    <dc:date>2013-06-26T16:38:00Z</dc:date>
    <meta:template xlink:href="Normal" xlink:type="simple"/>
    <meta:editing-cycles>4</meta:editing-cycles>
    <meta:editing-duration>PT3540S</meta:editing-duration>
    <meta:document-statistic meta:page-count="3" meta:paragraph-count="7" meta:word-count="551" meta:character-count="3525" meta:row-count="24" meta:non-whitespace-character-count="2981"/>
  </office:meta>
</office:document-meta>
</file>